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799cm" svg:height="11.499cm" svg:x="1.201cm" svg:y="1.2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25T11:31:46.55</meta:creation-date>
    <dc:date>2014-04-25T11:32:48.05</dc:date>
    <dc:creator>Wasgeht dichdasan</dc:creator>
    <meta:editing-duration>PT1M1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text-overlap="true" chart:reverse-direction="false" text:line-break="true" chart:link-data-style-to-source="fals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cm" svg:height="11.5cm" xlink:href="." xlink:type="simple" chart:class="chart:bar" chart:style-name="ch1">
        <chart:title svg:x="5.163cm" svg:y="0.366cm" chart:style-name="ch2">
          <text:p>Auftrittshäufigkeit der Features von ALS XZ</text:p>
        </chart:title>
        <chart:plot-area chart:style-name="ch3" chart:data-source-has-labels="both" svg:x="1.414cm" svg:y="1.835cm" svg:width="16.634cm" svg:height="8.427cm">
          <chartooo:coordinate-region svg:x="2.406cm" svg:y="2.047cm" svg:width="15.642cm" svg:height="6.884cm"/>
          <chart:axis chart:dimension="x" chart:name="primary-x" chart:style-name="ch4" chartooo:axis-type="auto">
            <chartooo:date-scale/>
            <chart:title svg:x="9.026cm" svg:y="10.493cm" chart:style-name="ch5">
              <text:p>Features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7.785cm" chart:style-name="ch7">
              <text:p>Anzahl der Vorkommen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LS XZ 1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ALS XZ 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ALS XZ 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ALS XZ 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LS XZ 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ALS XZ 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LS XZ 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LS XZ 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S XZ 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